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JointOffsets</text:p>
          </table:table-cell>
          <table:table-cell table:number-columns-repeated="10"/>
        </table:table-row>
        <table:table-row table:style-name="ro2">
          <table:table-cell office:value-type="string">
            <text:p>Joint 1</text:p>
          </table:table-cell>
          <table:table-cell office:value-type="string">
            <text:p>Joint 2</text:p>
          </table:table-cell>
          <table:table-cell office:value-type="string">
            <text:p>Joint 3</text:p>
          </table:table-cell>
          <table:table-cell office:value-type="string">
            <text:p>Joint 4</text:p>
          </table:table-cell>
          <table:table-cell office:value-type="string">
            <text:p>Joint 5</text:p>
          </table:table-cell>
          <table:table-cell table:number-columns-repeated="6"/>
        </table:table-row>
        <table:table-row table:style-name="ro2">
          <table:table-cell office:value-type="float" office:value="2.9496">
            <text:p>2.9496</text:p>
          </table:table-cell>
          <table:table-cell office:value-type="float" office:value="1.1344">
            <text:p>1.1344</text:p>
          </table:table-cell>
          <table:table-cell office:value-type="float" office:value="-2.5481">
            <text:p>-2.5481</text:p>
          </table:table-cell>
          <table:table-cell office:value-type="float" office:value="1.7889">
            <text:p>1.7889</text:p>
          </table:table-cell>
          <table:table-cell office:value-type="float" office:value="2.9234">
            <text:p>2.9234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Points Orocos</text:p>
          </table:table-cell>
          <table:table-cell table:number-columns-repeated="5"/>
          <table:table-cell office:value-type="string">
            <text:p>Torques Orocos</text:p>
          </table:table-cell>
          <table:table-cell table:number-columns-repeated="4"/>
        </table:table-row>
        <table:table-row table:style-name="ro2">
          <table:table-cell office:value-type="string">
            <text:p>Joint 1</text:p>
          </table:table-cell>
          <table:table-cell office:value-type="string">
            <text:p>Joint 2</text:p>
          </table:table-cell>
          <table:table-cell office:value-type="string">
            <text:p>Joint 3</text:p>
          </table:table-cell>
          <table:table-cell office:value-type="string">
            <text:p>Joint 4</text:p>
          </table:table-cell>
          <table:table-cell office:value-type="string">
            <text:p>Joint 5</text:p>
          </table:table-cell>
          <table:table-cell/>
          <table:table-cell office:value-type="string">
            <text:p>Joint 1</text:p>
          </table:table-cell>
          <table:table-cell office:value-type="string">
            <text:p>Joint 2</text:p>
          </table:table-cell>
          <table:table-cell office:value-type="string">
            <text:p>Joint 3</text:p>
          </table:table-cell>
          <table:table-cell office:value-type="string">
            <text:p>Joint 4</text:p>
          </table:table-cell>
          <table:table-cell office:value-type="string">
            <text:p>Joint 5</text:p>
          </table:table-cell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26735184">
            <text:p>0.26735184</text:p>
          </table:table-cell>
          <table:table-cell office:value-type="float" office:value="-0.05569">
            <text:p>-0.05569</text:p>
          </table:table-cell>
          <table:table-cell office:value-type="float" office:value="0.0154527">
            <text:p>0.01545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8.3287">
            <text:p>-8.3287</text:p>
          </table:table-cell>
          <table:table-cell office:value-type="float" office:value="3.987088">
            <text:p>3.987088</text:p>
          </table:table-cell>
          <table:table-cell office:value-type="float" office:value="-1.23681">
            <text:p>-1.236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4.344">
            <text:p>-4.344</text:p>
          </table:table-cell>
          <table:table-cell office:value-type="float" office:value="0.00268">
            <text:p>0.00268</text:p>
          </table:table-cell>
          <table:table-cell office:value-type="float" office:value="-0.00264">
            <text:p>-0.00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5.562">
            <text:p>-5.562</text:p>
          </table:table-cell>
          <table:table-cell office:value-type="float" office:value="1.2204">
            <text:p>1.2204</text:p>
          </table:table-cell>
          <table:table-cell office:value-type="float" office:value="-1.22">
            <text:p>-1.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.326">
            <text:p>4.326</text:p>
          </table:table-cell>
          <table:table-cell office:value-type="float" office:value="0.0155">
            <text:p>0.0155</text:p>
          </table:table-cell>
          <table:table-cell office:value-type="float" office:value="-0.0156">
            <text:p>-0.0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.47716">
            <text:p>7.47716</text:p>
          </table:table-cell>
          <table:table-cell office:value-type="float" office:value="-3.1355">
            <text:p>-3.1355</text:p>
          </table:table-cell>
          <table:table-cell office:value-type="float" office:value="0.21577">
            <text:p>0.215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7.4528">
            <text:p>-7.4528</text:p>
          </table:table-cell>
          <table:table-cell office:value-type="float" office:value="3.111">
            <text:p>3.111</text:p>
          </table:table-cell>
          <table:table-cell office:value-type="float" office:value="-0.19148">
            <text:p>-0.191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Points ROS</text:p>
          </table:table-cell>
          <table:table-cell table:number-columns-repeated="5"/>
          <table:table-cell office:value-type="string">
            <text:p>Torques ROS</text:p>
          </table:table-cell>
          <table:table-cell table:number-columns-repeated="4"/>
        </table:table-row>
        <table:table-row table:style-name="ro2">
          <table:table-cell office:value-type="string">
            <text:p>Joint 1</text:p>
          </table:table-cell>
          <table:table-cell office:value-type="string">
            <text:p>Joint 2</text:p>
          </table:table-cell>
          <table:table-cell office:value-type="string">
            <text:p>Joint 3</text:p>
          </table:table-cell>
          <table:table-cell office:value-type="string">
            <text:p>Joint 4</text:p>
          </table:table-cell>
          <table:table-cell office:value-type="string">
            <text:p>Joint 5</text:p>
          </table:table-cell>
          <table:table-cell/>
          <table:table-cell office:value-type="string">
            <text:p>Joint 1</text:p>
          </table:table-cell>
          <table:table-cell office:value-type="string">
            <text:p>Joint 2</text:p>
          </table:table-cell>
          <table:table-cell office:value-type="string">
            <text:p>Joint 3</text:p>
          </table:table-cell>
          <table:table-cell office:value-type="string">
            <text:p>Joint 4</text:p>
          </table:table-cell>
          <table:table-cell office:value-type="string">
            <text:p>Joint 5</text:p>
          </table:table-cell>
        </table:table-row>
        <table:table-row table:style-name="ro2">
          <table:table-cell table:formula="of:=[.A7]+[.A3]" office:value-type="float" office:value="2.9496">
            <text:p>2.9496</text:p>
          </table:table-cell>
          <table:table-cell table:formula="of:=[.B3]-[.B7]" office:value-type="float" office:value="1.1344">
            <text:p>1.1344</text:p>
          </table:table-cell>
          <table:table-cell table:formula="of:=[.C7]+[.C3]" office:value-type="float" office:value="-2.5481">
            <text:p>-2.5481</text:p>
          </table:table-cell>
          <table:table-cell table:formula="of:=[.D3]-[.D7]" office:value-type="float" office:value="1.7889">
            <text:p>1.7889</text:p>
          </table:table-cell>
          <table:table-cell table:formula="of:=[.E7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0.26735184">
            <text:p>0.26735184</text:p>
          </table:table-cell>
          <table:table-cell office:value-type="float" office:value="-0.05569">
            <text:p>-0.05569</text:p>
          </table:table-cell>
          <table:table-cell office:value-type="float" office:value="0.0154527">
            <text:p>0.015452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8]+[.A3]" office:value-type="float" office:value="2.9496">
            <text:p>2.9496</text:p>
          </table:table-cell>
          <table:table-cell table:formula="of:=[.B3]-[.B8]" office:value-type="float" office:value="0.1344">
            <text:p>0.1344</text:p>
          </table:table-cell>
          <table:table-cell table:formula="of:=[.C8]+[.C3]" office:value-type="float" office:value="-2.5481">
            <text:p>-2.5481</text:p>
          </table:table-cell>
          <table:table-cell table:formula="of:=[.D3]-[.D8]" office:value-type="float" office:value="1.7889">
            <text:p>1.7889</text:p>
          </table:table-cell>
          <table:table-cell table:formula="of:=[.E8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-8.3287">
            <text:p>-8.3287</text:p>
          </table:table-cell>
          <table:table-cell office:value-type="float" office:value="3.987088">
            <text:p>3.987088</text:p>
          </table:table-cell>
          <table:table-cell office:value-type="float" office:value="-1.23681">
            <text:p>-1.2368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9]+[.A3]" office:value-type="float" office:value="2.9496">
            <text:p>2.9496</text:p>
          </table:table-cell>
          <table:table-cell table:formula="of:=[.B3]-[.B9]" office:value-type="float" office:value="0.1344">
            <text:p>0.1344</text:p>
          </table:table-cell>
          <table:table-cell table:formula="of:=[.C9]+[.C3]" office:value-type="float" office:value="-1.5481">
            <text:p>-1.5481</text:p>
          </table:table-cell>
          <table:table-cell table:formula="of:=[.D3]-[.D9]" office:value-type="float" office:value="1.7889">
            <text:p>1.7889</text:p>
          </table:table-cell>
          <table:table-cell table:formula="of:=[.E9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-4.344">
            <text:p>-4.344</text:p>
          </table:table-cell>
          <table:table-cell office:value-type="float" office:value="0.00268">
            <text:p>0.00268</text:p>
          </table:table-cell>
          <table:table-cell office:value-type="float" office:value="-0.00264">
            <text:p>-0.00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10]+[.A3]" office:value-type="float" office:value="2.9496">
            <text:p>2.9496</text:p>
          </table:table-cell>
          <table:table-cell table:formula="of:=[.B3]-[.B10]" office:value-type="float" office:value="0.1344">
            <text:p>0.1344</text:p>
          </table:table-cell>
          <table:table-cell table:formula="of:=[.C10]+[.C3]" office:value-type="float" office:value="-1.5481">
            <text:p>-1.5481</text:p>
          </table:table-cell>
          <table:table-cell table:formula="of:=[.D3]-[.D10]" office:value-type="float" office:value="0.7889">
            <text:p>0.7889</text:p>
          </table:table-cell>
          <table:table-cell table:formula="of:=[.E10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-5.562">
            <text:p>-5.562</text:p>
          </table:table-cell>
          <table:table-cell office:value-type="float" office:value="1.2204">
            <text:p>1.2204</text:p>
          </table:table-cell>
          <table:table-cell office:value-type="float" office:value="-1.22">
            <text:p>-1.2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11]+[.A3]" office:value-type="float" office:value="2.9496">
            <text:p>2.9496</text:p>
          </table:table-cell>
          <table:table-cell table:formula="of:=[.B3]-[.B11]" office:value-type="float" office:value="2.1344">
            <text:p>2.1344</text:p>
          </table:table-cell>
          <table:table-cell table:formula="of:=[.C11]+[.C3]" office:value-type="float" office:value="-3.5481">
            <text:p>-3.5481</text:p>
          </table:table-cell>
          <table:table-cell table:formula="of:=[.D3]-[.D11]" office:value-type="float" office:value="1.7889">
            <text:p>1.7889</text:p>
          </table:table-cell>
          <table:table-cell table:formula="of:=[.E11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4.326">
            <text:p>4.326</text:p>
          </table:table-cell>
          <table:table-cell office:value-type="float" office:value="0.0155">
            <text:p>0.0155</text:p>
          </table:table-cell>
          <table:table-cell office:value-type="float" office:value="-0.0156">
            <text:p>-0.0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12]+[.A3]" office:value-type="float" office:value="2.9496">
            <text:p>2.9496</text:p>
          </table:table-cell>
          <table:table-cell table:formula="of:=[.B3]-[.B12]" office:value-type="float" office:value="2.1344">
            <text:p>2.1344</text:p>
          </table:table-cell>
          <table:table-cell table:formula="of:=[.C12]+[.C3]" office:value-type="float" office:value="-1.5481">
            <text:p>-1.5481</text:p>
          </table:table-cell>
          <table:table-cell table:formula="of:=[.D3]-[.D12]" office:value-type="float" office:value="2.7889">
            <text:p>2.7889</text:p>
          </table:table-cell>
          <table:table-cell table:formula="of:=[.E12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7.47716">
            <text:p>7.47716</text:p>
          </table:table-cell>
          <table:table-cell office:value-type="float" office:value="-3.1355">
            <text:p>-3.1355</text:p>
          </table:table-cell>
          <table:table-cell office:value-type="float" office:value="0.21577">
            <text:p>0.2157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13]+[.A3]" office:value-type="float" office:value="4.4496">
            <text:p>4.4496</text:p>
          </table:table-cell>
          <table:table-cell table:formula="of:=[.B3]-[.B13]" office:value-type="float" office:value="0.1344">
            <text:p>0.1344</text:p>
          </table:table-cell>
          <table:table-cell table:formula="of:=[.C13]+[.C3]" office:value-type="float" office:value="-3.5481">
            <text:p>-3.5481</text:p>
          </table:table-cell>
          <table:table-cell table:formula="of:=[.D3]-[.D13]" office:value-type="float" office:value="0.7889">
            <text:p>0.7889</text:p>
          </table:table-cell>
          <table:table-cell table:formula="of:=[.E13]+[.E3]" office:value-type="float" office:value="2.9234">
            <text:p>2.9234</text:p>
          </table:table-cell>
          <table:table-cell/>
          <table:table-cell office:value-type="float" office:value="0">
            <text:p>0</text:p>
          </table:table-cell>
          <table:table-cell office:value-type="float" office:value="-7.4528">
            <text:p>-7.4528</text:p>
          </table:table-cell>
          <table:table-cell office:value-type="float" office:value="3.111">
            <text:p>3.111</text:p>
          </table:table-cell>
          <table:table-cell office:value-type="float" office:value="-0.19148">
            <text:p>-0.19148</text:p>
          </table:table-cell>
          <table:table-cell office:value-type="float" office:value="0">
            <text:p>0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Measurements taken by Moving Arm in Position mode and reading out Torque Values from Gravity Compensator publishing on a special node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serb </meta:initial-creator>
    <meta:creation-date>2013-07-10T13:02:06</meta:creation-date>
    <dc:date>2013-07-10T17:12:26</dc:date>
    <dc:creator>keiserb </dc:creator>
    <meta:editing-duration>PT4H1M18S</meta:editing-duration>
    <meta:editing-cycles>7</meta:editing-cycles>
    <meta:generator>LibreOffice/3.5$Linux_X86_64 LibreOffice_project/350m1$Build-2</meta:generator>
    <meta:document-statistic meta:table-count="3" meta:cell-count="176" meta:object-count="0"/>
  </office:meta>
</office:document-meta>
</file>